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 style:master-page-name="Standard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text-indent="0in" style:auto-text-indent="false" style:page-number="1" fo:break-before="auto" fo:break-aft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-3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4" style:family="paragraph" style:parent-style-name="Standard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background-image/>
      </style:paragraph-properties>
    </style:style>
    <style:style style:name="P5" style:family="paragraph" style:parent-style-name="Standard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7" style:family="paragraph" style:parent-style-name="Standard">
      <style:paragraph-properties loext:contextual-spacing="false" fo:margin-left="0in" fo:margin-right="0in" fo:margin-top="0in" fo:margin-bottom="0.111in" fo:line-height="108%" fo:text-align="start" style:justify-single-word="false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ote Sensing/Imagery Technical interview (4 hours)</text:p>
      <text:p text:style-name="P5">A farm is growing maize and trying to develop a method to measure chlorophyll content from hyperspectral data. We need you to help us build a model that takes the sensor measurements and predicts chlorophyll content. </text:p>
      <text:p text:style-name="P5">We are providing real data from an academic study (see ‘remote_sensing_task_01_data.ods’). Each row represents a leaf sample that was measured with a hyperspectral sensor (found in the ‘Wave_N’ columns where N represents the wavelength and its value represents reflectance when illuminated with 500 nm light). Afterwards the leaf was destructively sampled and chlorophyll was measured (found in ‘Measured_Chl’). Data is collected from plants with different treatments (captured in the ‘growing season’, ‘genotype’, and ‘treatment’ columns).</text:p>
      <text:p text:style-name="P4"><text:span text:style-name="T2">Please answer the following questions in a Jupyter notebook (or similar):</text:span><text:span text:style-name="T1"><text:line-break/>1. How would you analyze this data? What tools, techniques, and libraries might be useful? Briefly explore the data and create some visualizations. <text:s/></text:span></text:p>
      <text:p text:style-name="P5">2. Fit a model to the dataset which predicts chlorophyll content and show evidence that the model is not overfit. </text:p>
      <text:p text:style-name="P5">3. Determine which features are most predictive of ‘Measured_Chl’.</text:p>
      <text:p text:style-name="P6">Bonus: </text:p>
      <text:p text:style-name="P5">Build a lightweight API using a library of your choice (Flask, FastAPI, etc.) that can take a payload and execute inference on unforeseen data. Use Docker if possible. Code can be pushed to GitHub or any repository of your choice. </text:p>
      <text:p text:style-name="P7"/>
      <text:p text:style-name="P5">We expect this task to take up to 4 hours (excluding bonus questions). If you find that you’re spending lots of extra time, please save these ideas for our discussion during our cal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loext:contextual-spacing="false" fo:margin-left="0in" fo:margin-right="0in" fo:margin-top="0in" fo:margin-bottom="0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1" style:list-style-name="" style:class="text">
      <style:paragraph-properties loext:contextual-spacing="false" fo:margin-left="0in" fo:margin-right="0in" fo:margin-top="0.1665in" fo:margin-bottom="0.0835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lways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Arial" fo:font-size="14pt" fo:letter-spacing="normal" fo:language="en" fo:country="US" fo:font-style="normal" style:text-underline-style="none" fo:font-weight="normal" style:letter-kerning="true" style:text-blinking="false" style:font-name-asian="Microsoft YaHei" style:font-size-asian="14pt" style:language-asian="en" style:country-asian="US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Text_20_body" style:display-name="Text body" style:family="paragraph" style:parent-style-name="Standard" style:default-outline-level="1" style:list-style-name="" style:class="text">
      <style:paragraph-properties loext:contextual-spacing="false" fo:margin-left="0in" fo:margin-right="0in" fo:margin-top="0in" fo:margin-bottom="0.0835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loext:contextual-spacing="false" fo:margin-left="0in" fo:margin-right="0in" fo:margin-top="0in" fo:margin-bottom="0.0835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Caption" style:family="paragraph" style:parent-style-name="Standard" style:default-outline-level="1" style:list-style-name="" style:class="extra">
      <style:paragraph-properties loext:contextual-spacing="false" fo:margin-left="0in" fo:margin-right="0in" fo:margin-top="0.0835in" fo:margin-bottom="0.0835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false" text:line-number="0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italic" style:text-underline-style="none" fo:font-weight="normal" style:letter-kerning="true" style:text-blinking="false" style:font-name-asian="Arial Unicode MS" style:font-size-asian="12pt" style:language-asian="en" style:country-asian="US" style:font-style-asian="italic" style:font-weight-asian="normal" style:font-name-complex="Lucida Sans" style:font-size-complex="12pt" style:language-complex="ar" style:country-complex="SA" style:font-style-complex="italic" style:font-weight-complex="normal" style:text-emphasize="none" style:text-scale="100%" style:font-relief="none" text:display="true" fo:hyphenate="false" fo:hyphenation-remain-char-count="2" fo:hyphenation-push-char-count="2"/>
    </style:style>
    <style:style style:name="Index" style:family="paragraph" style:parent-style-name="Standard" style:default-outline-level="1" style:list-style-name="" style:class="index">
      <style:paragraph-properties loext:contextual-spacing="false" fo:margin-left="0in" fo:margin-right="0in" fo:margin-top="0in" fo:margin-bottom="0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false" text:line-number="0" style:vertical-align="top" style:writing-mode="lr-tb"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3335in" fo:margin-bottom="0.0835in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_20__26__20_Footer" style:display-name="Header &amp; Footer" style:family="paragraph" style:default-outline-level="1" style:list-style-name="">
      <style:paragraph-properties loext:contextual-spacing="false" fo:margin-left="0in" fo:margin-right="0in" fo:margin-top="0in" fo:margin-bottom="0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vertical-align="top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Body" style:family="paragraph" style:default-outline-level="1" style:list-style-name="">
      <style:paragraph-properties loext:contextual-spacing="false" fo:margin-left="0in" fo:margin-right="0in" fo:margin-top="0in" fo:margin-bottom="0.111in" fo:line-height="108%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style:vertical-align="top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style:text-blinking="false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Header" style:family="paragraph" style:parent-style-name="Standard" style:default-outline-level="1" style:list-style-name="" style:class="extra">
      <style:paragraph-properties loext:contextual-spacing="false" fo:margin-left="0in" fo:margin-right="0in" fo:margin-top="0in" fo:margin-bottom="0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false" text:line-number="0" style:vertical-align="top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Footer" style:family="paragraph" style:parent-style-name="Standard" style:default-outline-level="1" style:list-style-name="" style:class="extra">
      <style:paragraph-properties loext:contextual-spacing="false" fo:margin-left="0in" fo:margin-right="0in" fo:margin-top="0in" fo:margin-bottom="0in" style:line-height-at-least="0.0693in" fo:text-align="start" style:justify-single-word="false" fo:keep-together="auto" fo:orphans="2" fo:widows="2" fo:hyphenation-ladder-count="no-limit" fo:text-indent="0in" style:auto-text-indent="false" fo:background-color="#ffffff" fo:padding="0in" fo:border="none" fo:keep-with-next="auto" text:number-lines="false" text:line-number="0" style:vertical-align="top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text-blinking="false" style:font-name-asian="Arial Unicode MS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scale="100%" style:font-relief="none" text:display="true" fo:hyphenate="false" fo:hyphenation-remain-char-count="2" fo:hyphenation-push-char-count="2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ternet_20_link" style:display-name="Internet link" style:family="text">
      <style:text-properties fo:color="#000080" style:text-position="0% 100%" fo:language="none" fo:country="none" style:text-underline-style="solid" style:text-underline-width="auto" style:text-underline-color="font-color" style:text-blinking="false" style:language-asian="none" style:country-asian="none" style:language-complex="none" style:country-complex="none" style:text-emphasize="none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MP1" text:outline-level="1"/>
      </style:header>
      <style:footer>
        <text:h text:style-name="MP1" text:outline-level="1"/>
      </style:footer>
    </style:master-page>
    <style:master-page style:name="First_20_Page" style:display-name="First Page" style:page-layout-name="Mpm2" style:next-style-name="Standard">
      <style:header>
        <text:h text:style-name="MP2" text:outline-level="1"/>
      </style:header>
      <style:footer>
        <text:h text:style-name="MP2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1601-01-01T00:00:00</meta:creation-date>
    <meta:generator>OpenOffice/4.1.7$Win32 OpenOffice.org_project/417m1$Build-9800</meta:generator>
    <meta:document-statistic meta:table-count="0" meta:image-count="0" meta:object-count="0" meta:page-count="1" meta:paragraph-count="9" meta:word-count="254" meta:character-count="1634"/>
    <dc:date>2021-12-13T17:22:12.42</dc:date>
    <dc:creator>Nick DeWind</dc:creator>
    <meta:editing-duration>PT21M19S</meta:editing-duration>
    <meta:editing-cycles>1</meta:editing-cycles>
  </office:meta>
</office:document-meta>
</file>